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style:shadow="none"/>
      <style:text-properties style:font-name="DejaVu Sans Mono" fo:font-size="18pt" fo:font-weight="bold" officeooo:rsid="000bc4f7" officeooo:paragraph-rsid="000bc4f7" style:font-size-asian="18pt" style:font-weight-asian="bold" style:font-size-complex="18pt" style:font-weight-complex="bold"/>
    </style:style>
    <style:style style:name="P2" style:family="paragraph" style:parent-style-name="Standard">
      <style:paragraph-properties style:shadow="none"/>
      <style:text-properties style:font-name="DejaVu Sans Mono" fo:font-size="12pt" officeooo:rsid="000bc4f7" officeooo:paragraph-rsid="000bc4f7" style:font-size-asian="12pt" style:font-size-complex="12pt"/>
    </style:style>
    <style:style style:name="P3" style:family="paragraph" style:parent-style-name="Standard">
      <style:paragraph-properties style:shadow="none"/>
      <style:text-properties style:font-name="DejaVu Sans Mono" fo:font-size="12pt" officeooo:paragraph-rsid="000bc4f7" style:font-size-asian="12pt" style:font-size-complex="12pt"/>
    </style:style>
    <style:style style:name="P4" style:family="paragraph" style:parent-style-name="Standard">
      <style:paragraph-properties style:shadow="none"/>
      <style:text-properties style:font-name="DejaVu Sans Mono" fo:font-size="12pt" officeooo:paragraph-rsid="000884fd" style:font-size-asian="12pt" style:font-size-complex="12pt"/>
    </style:style>
    <style:style style:name="P5" style:family="paragraph" style:parent-style-name="Preformatted_20_Text">
      <style:text-properties style:font-name="DejaVu Sans Mono" fo:font-size="12pt" style:font-size-asian="12pt" style:font-size-complex="12pt"/>
    </style:style>
    <style:style style:name="P6" style:family="paragraph" style:parent-style-name="Preformatted_20_Text">
      <style:text-properties style:font-name="DejaVu Sans Mono" fo:font-size="12pt" officeooo:rsid="000bc4f7" officeooo:paragraph-rsid="000bc4f7" style:font-size-asian="12pt" style:font-size-complex="12pt"/>
    </style:style>
    <style:style style:name="P7" style:family="paragraph" style:parent-style-name="Preformatted_20_Text">
      <style:text-properties style:font-name="DejaVu Sans Mono" fo:font-size="12pt" officeooo:paragraph-rsid="000bc4f7" style:font-size-asian="12pt" style:font-size-complex="12pt"/>
    </style:style>
    <style:style style:name="P8" style:family="paragraph" style:parent-style-name="Preformatted_20_Text">
      <style:paragraph-properties fo:margin-left="2.501cm" fo:margin-right="0cm" fo:text-indent="0cm" style:auto-text-indent="false"/>
      <style:text-properties style:font-name="DejaVu Sans Mono" fo:font-size="12pt" style:font-size-asian="12pt" style:font-size-complex="12pt"/>
    </style:style>
    <style:style style:name="P9" style:family="paragraph" style:parent-style-name="Preformatted_20_Text">
      <style:paragraph-properties fo:margin-left="2.501cm" fo:margin-right="0cm" fo:text-indent="0cm" style:auto-text-indent="false"/>
      <style:text-properties style:font-name="DejaVu Sans Mono" fo:font-size="12pt" fo:font-weight="bold" style:font-size-asian="12pt" style:font-weight-asian="bold" style:font-size-complex="12pt" style:font-weight-complex="bold"/>
    </style:style>
    <style:style style:name="P10" style:family="paragraph" style:parent-style-name="Preformatted_20_Text">
      <style:paragraph-properties fo:margin-left="2.501cm" fo:margin-right="0cm" fo:text-indent="0cm" style:auto-text-indent="false"/>
      <style:text-properties style:font-name="DejaVu Sans Mono" fo:font-size="12pt" fo:font-weight="bold" officeooo:paragraph-rsid="000bc4f7" style:font-size-asian="12pt" style:font-weight-asian="bold" style:font-size-complex="12pt" style:font-weight-complex="bold"/>
    </style:style>
    <style:style style:name="P11" style:family="paragraph" style:parent-style-name="Preformatted_20_Text">
      <style:paragraph-properties fo:margin-left="2.501cm" fo:margin-right="0cm" fo:text-indent="0cm" style:auto-text-indent="false"/>
      <style:text-properties style:font-name="DejaVu Sans Mono" fo:font-size="12pt" fo:font-weight="bold" officeooo:rsid="000bc4f7" officeooo:paragraph-rsid="000bc4f7" style:font-size-asian="12pt" style:font-weight-asian="bold" style:font-size-complex="12pt" style:font-weight-complex="bold"/>
    </style:style>
    <style:style style:name="P12" style:family="paragraph" style:parent-style-name="Standard">
      <style:paragraph-properties style:shadow="none"/>
      <style:text-properties style:font-name="DejaVu Sans Mono" fo:font-size="12pt" officeooo:paragraph-rsid="000884fd" style:font-size-asian="12pt" style:font-size-complex="12pt"/>
    </style:style>
    <style:style style:name="T1" style:family="text">
      <style:text-properties officeooo:rsid="000bc4f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c4f7" style:font-weight-asian="bold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0c869e"/>
    </style:style>
    <style:style style:name="T6" style:family="text">
      <style:text-properties officeooo:rsid="000e0e23"/>
    </style:style>
    <style:style style:name="T7" style:family="text">
      <style:text-properties officeooo:rsid="000ed47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tti Frutti</text:p>
      <text:p text:style-name="P2">1957 Little Richard</text:p>
      <text:p text:style-name="P3"><text:span text:style-name="T1">Originalsongtext – Zensuriert für die Plattenfirma: </text:span><text:span text:style-name="T4">If it's tight, it's alright. If it's greasy, it makes it easy</text:span></text:p>
      <text:p text:style-name="P4"/>
      <text:p text:style-name="P4"><text:tab/><text:tab/><text:tab/><text:tab/><text:tab/><text:tab/><text:tab/><text:tab/><text:tab/><text:tab/><text:tab/><text:tab/><text:span text:style-name="T7">185</text:span></text:p>
      <text:p text:style-name="P5">Awap bop a lu <text:span text:style-name="T6">m</text:span>op a <text:span text:style-name="T5">l</text:span>op b<text:span text:style-name="T6">oo</text:span>m boom</text:p>
      <text:p text:style-name="P8"/>
      <text:p text:style-name="P8"><text:s/><text:span text:style-name="T2"><text:s text:c="5"/>F</text:span></text:p>
      <text:p text:style-name="P9">Tutti Frutti, <text:span text:style-name="T1">aw rutti</text:span></text:p>
      <text:p text:style-name="P9"/>
      <text:p text:style-name="P10">Tutti Frutti, <text:span text:style-name="T1">aw rutti</text:span></text:p>
      <text:p text:style-name="P9"><text:s text:c="6"/>Bb</text:p>
      <text:p text:style-name="P10">Tutti Frutti, <text:span text:style-name="T1">aw rutti</text:span></text:p>
      <text:p text:style-name="P9"><text:s text:c="6"/>F</text:p>
      <text:p text:style-name="P10">Tutti Frutti, <text:span text:style-name="T1">aw rutti</text:span></text:p>
      <text:p text:style-name="P9"><text:s text:c="6"/>C <text:s text:c="15"/>Bb</text:p>
      <text:p text:style-name="P10">Tutti Frutti, <text:span text:style-name="T1">aw rutti</text:span></text:p>
      <text:p text:style-name="P9">F <text:s/>N.C.</text:p>
      <text:p text:style-name="P10">Awap bop a lu <text:span text:style-name="T5">m</text:span>op a <text:span text:style-name="T5">l</text:span>op b<text:span text:style-name="T6">oo</text:span>m boom</text:p>
      <text:p text:style-name="P10"/>
      <text:p text:style-name="P5"><text:s text:c="6"/>F</text:p>
      <text:p text:style-name="P5">I've got a girl named Sue</text:p>
      <text:p text:style-name="P5"/>
      <text:p text:style-name="P5">She knows just what to do</text:p>
      <text:p text:style-name="P5"><text:s text:c="11"/>Bb</text:p>
      <text:p text:style-name="P5">I've got a girl named Sue</text:p>
      <text:p text:style-name="P5"><text:s text:c="4"/>F</text:p>
      <text:p text:style-name="P5">She knows just what to do</text:p>
      <text:p text:style-name="P6">She knows how to love me yes indeed</text:p>
      <text:p text:style-name="P6">You don‘t know what she‘s doing to me</text:p>
      <text:p text:style-name="P5"/>
      <text:p text:style-name="P11">Chorus</text:p>
      <text:p text:style-name="P8"/>
      <text:p text:style-name="P5">I've got a girl named Daisy</text:p>
      <text:p text:style-name="P5">She almost drives me crazy</text:p>
      <text:p text:style-name="P5">I've got a girl named Daisy</text:p>
      <text:p text:style-name="P5">She almost drives me crazy</text:p>
      <text:p text:style-name="P6">She knows how to love me yes indeed</text:p>
      <text:p text:style-name="P6">You don‘t know what she‘s doing to me</text:p>
      <text:p text:style-name="P5"/>
      <text:p text:style-name="P11">Chorus</text:p>
      <text:p text:style-name="P5"/>
      <text:p text:style-name="P6">Solo<text:line-break/><text:line-break/><text:tab/><text:tab/><text:span text:style-name="T2">Chorus</text:span><text:line-break/></text:p>
      <text:p text:style-name="P6">Verse 2<text:line-break/></text:p>
      <text:p text:style-name="P7"><text:span text:style-name="T1"><text:tab/><text:tab/></text:span><text:span text:style-name="T3">Choru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nutzer </meta:initial-creator>
    <meta:creation-date>2016-01-06T19:09:04.771230378</meta:creation-date>
    <meta:generator>LibreOffice/5.1.6.2$Linux_X86_64 LibreOffice_project/10m0$Build-2</meta:generator>
    <dc:date>2017-12-04T18:33:35.422616739</dc:date>
    <dc:creator>benutzer </dc:creator>
    <meta:editing-duration>PT1H41M20S</meta:editing-duration>
    <meta:editing-cycles>7</meta:editing-cycles>
    <meta:document-statistic meta:table-count="0" meta:image-count="0" meta:object-count="0" meta:page-count="1" meta:paragraph-count="36" meta:word-count="156" meta:character-count="807" meta:non-whitespace-character-count="606"/>
  </office:meta>
</office:document-meta>
</file>